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ReaderLocation.getCharacter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eamReaderLocation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Helper.validate( XMLStreamReader reader , StAXResult resul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tAXValidatorHelper.processEntityDeclarations( List entityDecl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Helper.fillDeclaredPrefixes( Iterator namesp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Helper.validate( XMLEventReader reader , StAXResult resul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Helper.fillDeclaredPrefixes( StartEle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Helper.sendCharactersToValidator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eamHelper.fillDeclaredPrefixes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eamHelper.Stream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treamReaderLocation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eamReaderLocation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ValidatorHelper.isEntityDeclar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Location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ValidatorHelper.getCurren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ValidatorHelper.validate( Source source , Result resul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MLStreamReaderLocation.setXMLStreamReader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Helper.fillQName( QName toFill , javax . xml . namespace . QName 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Helper.fillXMLAttributes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StreamReaderLocation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Location.XMLStreamReader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ValidatorHelper.setupStAXResultHandler( StAXResult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XValidatorHelper.getEntityDeclara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ValidatorHelper.isEntityUnpars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Helper.fillDeclaredPrefixes( EndEle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Helper.Even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ValidatorHelper.setup( Location location , StAXResult result , boolean stringsInternaliz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XValidatorHelper.fillQName( QName toFill , String uri , String localpart , String prefi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ventHelper.fillXMLAttributes( StartElem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ValidatorHelper.StAXValidatorHelper( XMLSchemaValidator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